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i>L</mi>
              <mo stretchy="false">=</mo>
              <mn>85</mn>
            </mrow>
            <mi>,</mi>
            <mrow>
              <mi>n</mi>
              <mo stretchy="false">=</mo>
              <mn>6</mn>
            </mrow>
          </mrow>
        </mtd>
      </mtr>
      <mtr>
        <mtd>
          <mrow/>
        </mtd>
      </mtr>
      <mtr>
        <mtd>
          <mrow>
            <mn>2</mn>
            <mrow>
              <mrow>
                <mo fence="true" form="prefix" stretchy="false">(</mo>
                <mrow>
                  <mrow>
                    <mi>n</mi>
                    <mo stretchy="false">+</mo>
                    <mn>1</mn>
                  </mrow>
                </mrow>
                <mo fence="true" form="postfix" stretchy="false">)</mo>
              </mrow>
              <mo stretchy="false">+</mo>
              <mn>2</mn>
            </mrow>
            <mrow>
              <mi>l</mi>
              <mo stretchy="false">=</mo>
              <mi>L</mi>
            </mrow>
          </mrow>
        </mtd>
      </mtr>
      <mtr>
        <mtd>
          <mrow>
            <mn>7</mn>
            <mrow>
              <mi>w</mi>
              <mo stretchy="false">+</mo>
              <mn>2</mn>
            </mrow>
            <mrow>
              <mi>l</mi>
              <mo stretchy="false">=</mo>
              <mn>85</mn>
            </mrow>
          </mrow>
        </mtd>
      </mtr>
      <mtr>
        <mtd>
          <mrow>
            <mrow>
              <mo fence="true" form="prefix" stretchy="false">(</mo>
              <mrow>
                <mn>1</mn>
              </mrow>
              <mo fence="true" form="postfix" stretchy="false">)</mo>
            </mrow>
            <mrow>
              <mi>l</mi>
              <mo stretchy="false">=</mo>
              <mfrac>
                <mrow>
                  <mo fence="true" form="prefix" stretchy="false">(</mo>
                  <mrow>
                    <mrow>
                      <mrow>
                        <mn>85</mn>
                        <mo stretchy="false">−</mo>
                        <mn>7</mn>
                      </mrow>
                      <mi>w</mi>
                    </mrow>
                  </mrow>
                  <mo fence="true" form="postfix" stretchy="false">)</mo>
                </mrow>
                <mn>2</mn>
              </mfrac>
            </mrow>
          </mrow>
        </mtd>
      </mtr>
      <mtr>
        <mtd>
          <mrow>
            <mrow>
              <mo fence="true" form="prefix" stretchy="false">(</mo>
              <mrow>
                <mn>2</mn>
              </mrow>
              <mo fence="true" form="postfix" stretchy="false">)</mo>
            </mrow>
            <mrow>
              <mi>A</mi>
              <mo stretchy="false">=</mo>
              <mi mathvariant="italic">lw</mi>
            </mrow>
          </mrow>
        </mtd>
      </mtr>
      <mtr>
        <mtd>
          <mrow/>
        </mtd>
      </mtr>
      <mtr>
        <mtd>
          <mrow>
            <mtext>subs (1) into (2):</mtext>
            <mrow>
              <mi>A</mi>
              <mo stretchy="false">=</mo>
              <mrow>
                <mo fence="true" form="prefix" stretchy="false">(</mo>
                <mrow>
                  <mfrac>
                    <mrow>
                      <mrow>
                        <mn>85</mn>
                        <mo stretchy="false">−</mo>
                        <mn>7</mn>
                      </mrow>
                      <mi>w</mi>
                    </mrow>
                    <mn>2</mn>
                  </mfrac>
                </mrow>
                <mo fence="true" form="postfix" stretchy="false">)</mo>
              </mrow>
            </mrow>
            <mrow>
              <mo fence="true" form="prefix" stretchy="false">(</mo>
              <mrow>
                <mi>w</mi>
              </mrow>
              <mo fence="true" form="postfix" stretchy="false">)</mo>
            </mrow>
          </mrow>
        </mtd>
      </mtr>
      <mtr>
        <mtd>
          <mrow>
            <mrow>
              <mo fence="true" form="prefix" stretchy="false">(</mo>
              <mrow>
                <mn>3</mn>
              </mrow>
              <mo fence="true" form="postfix" stretchy="false">)</mo>
            </mrow>
            <mrow>
              <mi>A</mi>
              <mo stretchy="false">=</mo>
              <mfrac>
                <mrow>
                  <mo stretchy="false">−</mo>
                  <mn>7</mn>
                </mrow>
                <mn>2</mn>
              </mfrac>
            </mrow>
            <mrow>
              <msup>
                <mi>w</mi>
                <mn>2</mn>
              </msup>
              <mo stretchy="false">+</mo>
              <mfrac>
                <mn>85</mn>
                <mn>2</mn>
              </mfrac>
            </mrow>
            <mi>w</mi>
          </mrow>
        </mtd>
      </mtr>
      <mtr>
        <mtd>
          <mrow>
            <mrow>
              <mi mathvariant="italic">tp</mi>
              <mo stretchy="false">=</mo>
              <mi>w</mi>
            </mrow>
            <mi>,</mi>
            <mi>A</mi>
          </mrow>
        </mtd>
      </mtr>
      <mtr>
        <mtd>
          <mrow>
            <mi>w</mi>
            <mo stretchy="false">=</mo>
            <mfrac>
              <mrow>
                <mo stretchy="false">−</mo>
                <mi>b</mi>
              </mrow>
              <mrow>
                <mo fence="true" form="prefix" stretchy="false">(</mo>
                <mrow>
                  <mrow>
                    <mn>2</mn>
                    <mo stretchy="false">∗</mo>
                    <mi>a</mi>
                  </mrow>
                </mrow>
                <mo fence="true" form="postfix" stretchy="false">)</mo>
              </mrow>
            </mfrac>
          </mrow>
        </mtd>
      </mtr>
      <mtr>
        <mtd>
          <mrow>
            <mi>w</mi>
            <mo stretchy="false">=</mo>
            <mfrac>
              <mn>42.5</mn>
              <mn>7</mn>
            </mfrac>
          </mrow>
        </mtd>
      </mtr>
      <mtr>
        <mtd>
          <mrow>
            <mrow>
              <mo fence="true" form="prefix" stretchy="false">(</mo>
              <mrow>
                <mn>4</mn>
              </mrow>
              <mo fence="true" form="postfix" stretchy="false">)</mo>
            </mrow>
            <mrow>
              <mi>w</mi>
              <mo stretchy="false">=</mo>
              <mfrac>
                <mn>85</mn>
                <mn>14</mn>
              </mfrac>
            </mrow>
          </mrow>
        </mtd>
      </mtr>
      <mtr>
        <mtd>
          <mrow>
            <mtext>subs (4) into (3):</mtext>
            <mrow>
              <mi>A</mi>
              <mo stretchy="false">=</mo>
              <mrow>
                <mo fence="true" form="prefix" stretchy="false">(</mo>
                <mrow>
                  <mfrac>
                    <mrow>
                      <mo stretchy="false">−</mo>
                      <mn>7</mn>
                    </mrow>
                    <mn>2</mn>
                  </mfrac>
                </mrow>
                <mo fence="true" form="postfix" stretchy="false">)</mo>
              </mrow>
            </mrow>
            <mrow>
              <msup>
                <mrow>
                  <mo fence="true" form="prefix" stretchy="false">(</mo>
                  <mrow>
                    <mfrac>
                      <mn>85</mn>
                      <mn>14</mn>
                    </mfrac>
                  </mrow>
                  <mo fence="true" form="postfix" stretchy="false">)</mo>
                </mrow>
                <mn>2</mn>
              </msup>
              <mo stretchy="false">+</mo>
              <mrow>
                <mo fence="true" form="prefix" stretchy="false">(</mo>
                <mrow>
                  <mfrac>
                    <mn>85</mn>
                    <mn>2</mn>
                  </mfrac>
                </mrow>
                <mo fence="true" form="postfix" stretchy="false">)</mo>
              </mrow>
            </mrow>
            <mrow>
              <mo fence="true" form="prefix" stretchy="false">(</mo>
              <mrow>
                <mfrac>
                  <mn>85</mn>
                  <mn>14</mn>
                </mfrac>
              </mrow>
              <mo fence="true" form="postfix" stretchy="false">)</mo>
            </mrow>
          </mrow>
        </mtd>
      </mtr>
      <mtr>
        <mtd>
          <mrow>
            <mrow>
              <mo fence="true" form="prefix" stretchy="false">(</mo>
              <mrow>
                <mn>5</mn>
              </mrow>
              <mo fence="true" form="postfix" stretchy="false">)</mo>
            </mrow>
            <mrow>
              <mi>A</mi>
              <mo stretchy="false">=</mo>
              <mfrac>
                <mn>7225</mn>
                <mn>56</mn>
              </mfrac>
            </mrow>
          </mrow>
        </mtd>
      </mtr>
      <mtr>
        <mtd>
          <mrow>
            <mtext>subs (4) and (5) into (2):</mtext>
            <mrow>
              <mfrac>
                <mn>7224</mn>
                <mn>56</mn>
              </mfrac>
              <mo stretchy="false">=</mo>
              <mrow>
                <mo fence="true" form="prefix" stretchy="false">(</mo>
                <mrow>
                  <mi>l</mi>
                </mrow>
                <mo fence="true" form="postfix" stretchy="false">)</mo>
              </mrow>
            </mrow>
            <mrow>
              <mo fence="true" form="prefix" stretchy="false">(</mo>
              <mrow>
                <mfrac>
                  <mn>85</mn>
                  <mn>14</mn>
                </mfrac>
              </mrow>
              <mo fence="true" form="postfix" stretchy="false">)</mo>
            </mrow>
          </mrow>
        </mtd>
      </mtr>
      <mtr>
        <mtd>
          <mrow>
            <mi>l</mi>
            <mo stretchy="false">=</mo>
            <mfrac>
              <mn>85</mn>
              <mn>4</mn>
            </mfrac>
          </mrow>
        </mtd>
      </mtr>
    </mtable>
    <annotation encoding="StarMath 5.0">L=85, n=6 newline newline 
2(n+1)+2l=L newline 7w+2l=85 newline 
(1)l= (85-7w) over 2 newline 
(2)A=lw newline newline 
"subs (1) into (2):" A =({85-7w} over {2})(w) newline 
(3)A=- 7 over 2 w^2 + 85 over 2w newline tp = w,A newline 
w=-b over (2 * a) newline w = 42.5 over 7 newline (4)w = 85 over 14 newline 
"subs (4) into (3):" A=(-7 over 2)(85 over 14)^2 + (85 over 2)(85 over 14) newline
(5)A=7225 over 56 newline
"subs (4) and (5) into (2):" 7224 over 56 = (l)(85 over 14) newline
l=85 over 4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10:26:53.110756955</meta:creation-date>
    <dc:date>2022-08-16T11:23:20.867399325</dc:date>
    <meta:editing-duration>PT2H4M7S</meta:editing-duration>
    <meta:editing-cycles>8</meta:editing-cycles>
    <meta:generator>LibreOffice/7.3.5.2$Linux_X86_64 LibreOffice_project/30$Build-2</meta:generator>
  </office:meta>
</office:document-meta>
</file>